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3.602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2" style:family="table-cell" style:parent-style-name="Default">
      <style:table-cell-properties fo:background-color="#00a933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3" style:family="table-cell" style:parent-style-name="Default">
      <style:table-cell-properties fo:background-color="#3465a4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4" style:family="table-cell" style:parent-style-name="Default">
      <style:table-cell-properties fo:background-color="#666666" fo:border="0.06pt solid #999999"/>
      <style:text-properties style:font-name="Fira Sans Medium" fo:font-size="15pt" style:font-size-asian="15pt" style:font-size-complex="15pt"/>
    </style:style>
    <style:style style:name="ce5" style:family="table-cell" style:parent-style-name="Default">
      <style:table-cell-properties fo:background-color="#666666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6" style:family="table-cell" style:parent-style-name="Default">
      <style:table-cell-properties fo:background-color="#3465a4" fo:border="0.06pt solid #999999" style:vertical-align="middle"/>
      <style:text-properties style:font-name="Fira Sans Medium" fo:font-size="15pt" style:font-size-asian="15pt" style:font-size-complex="15pt"/>
    </style:style>
    <style:style style:name="ce7" style:family="table-cell" style:parent-style-name="Default">
      <style:table-cell-properties fo:background-color="#3465a4" style:text-align-source="fix" style:repeat-content="false" fo:wrap-option="wrap" fo:border="0.06pt solid #999999" style:vertical-align="middle"/>
      <style:paragraph-properties fo:text-align="start" fo:margin-left="0in"/>
      <style:text-properties style:font-name="Fira Sans Medium" fo:font-size="15pt" style:font-size-asian="15pt" style:font-size-complex="15pt"/>
    </style:style>
    <style:style style:name="ce8" style:family="table-cell" style:parent-style-name="Default">
      <style:table-cell-properties fo:background-color="#666666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9" style:family="table-cell" style:parent-style-name="Default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0" style:family="table-cell" style:parent-style-name="Default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1" style:family="table-cell" style:parent-style-name="Default" style:data-style-name="N122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2" style:family="table-cell" style:parent-style-name="Default" style:data-style-name="N10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3" style:family="table-cell" style:parent-style-name="Default" style:data-style-name="N123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4" style:family="table-cell" style:parent-style-name="Default" style:data-style-name="N0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5" style:family="table-cell" style:parent-style-name="Default" style:data-style-name="N124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6" style:family="table-cell" style:parent-style-name="Default">
      <style:table-cell-properties fo:background-color="#3465a4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7" style:family="table-cell" style:parent-style-name="Default" style:data-style-name="N0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8" style:family="table-cell" style:parent-style-name="Default" style:data-style-name="N11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9" style:family="table-cell" style:parent-style-name="Default" style:data-style-name="N125">
      <style:table-cell-properties fo:background-color="#3465a4" style:text-align-source="fix" style:repeat-content="false" fo:wrap-option="wrap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7" table:default-cell-style-name="ce4"/>
        <table:table-column table:style-name="co3" table:default-cell-style-name="ce4"/>
        <table:table-column table:style-name="co4" table:default-cell-style-name="ce8"/>
        <table:table-column table:style-name="co2" table:number-columns-repeated="11" table:default-cell-style-name="ce4"/>
        <table:table-column table:style-name="co5" table:number-columns-repeated="8" table:default-cell-style-name="ce4"/>
        <table:table-column table:style-name="co6" table:number-columns-repeated="985" table:default-cell-style-name="ce4"/>
        <table:table-row table:style-name="ro1">
          <table:table-cell table:style-name="ce1" office:value-type="string" calcext:value-type="string">
            <text:p>You Enter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to Calc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on’t Touch</text:p>
          </table:table-cell>
          <table:table-cell table:number-columns-repeated="1023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Balance (USD)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Size (LOT)</text:p>
          </table:table-cell>
          <table:table-cell table:style-name="ce9" table:formula="of:=([.T16]*[.T8]/100)/10000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Size in (USD)</text:p>
          </table:table-cell>
          <table:table-cell table:style-name="ce10" table:formula="of:=[.T9]*100000" office:value-type="float" office:value="100000" calcext:value-type="float">
            <text:p>1000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oint</text:p>
          </table:table-cell>
          <table:table-cell table:style-name="ce11" table:formula="of:=0.00001" office:value-type="float" office:value="0.00001" calcext:value-type="float">
            <text:p>0.000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ip</text:p>
          </table:table-cell>
          <table:table-cell table:style-name="ce9" table:formula="of:=0.0001" office:value-type="float" office:value="0.0001" calcext:value-type="float">
            <text:p>0.00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ip-value (USD)</text:p>
          </table:table-cell>
          <table:table-cell table:style-name="ce9" table:formula="of:=[.T9]*10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TP (%)</text:p>
          </table:table-cell>
          <table:table-cell table:style-name="ce12" office:value-type="percentage" office:value="0.3" calcext:value-type="percentage">
            <text:p>30%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SL (%)</text:p>
          </table:table-cell>
          <table:table-cell table:style-name="ce13" office:value-type="percentage" office:value="-0.1" calcext:value-type="percentage">
            <text:p>-10%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Leverage (1&lt;lev&lt;1000)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TP (points)</text:p>
          </table:table-cell>
          <table:table-cell table:style-name="ce10" table:formula="of:=[.T14]/[.T16]/[.T11]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ST (points)</text:p>
          </table:table-cell>
          <table:table-cell table:style-name="ce15" table:formula="of:=[.T15]/[.T16]/[.T11]" office:value-type="float" office:value="-100" calcext:value-type="float">
            <text:p>-1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Minimum Volume per Trade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Free margin (USD)</text:p>
          </table:table-cell>
          <table:table-cell table:style-name="ce17" table:formula="of:=([.T8]-[.T8]/100)" office:value-type="float" office:value="99000" calcext:value-type="float">
            <text:p>990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Free margin (%)</text:p>
          </table:table-cell>
          <table:table-cell table:style-name="ce18" table:formula="of:=[.T20]/[.T10]" office:value-type="percentage" office:value="0.99" calcext:value-type="percentage">
            <text:p>99.00%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Alpari Commission (Points/LOT)</text:p>
          </table:table-cell>
          <table:table-cell table:style-name="ce19" table:formula="of:=1.5*[.T9]*-1" office:value-type="float" office:value="-1.5" calcext:value-type="float">
            <text:p>-1.50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Alpari Commission (USD/LOT)</text:p>
          </table:table-cell>
          <table:table-cell table:style-name="ce19" table:formula="of:=1.5*[.T9]*-1" office:value-type="float" office:value="-1.5" calcext:value-type="float">
            <text:p>-1.50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Minimum spread (USD)</text:p>
          </table:table-cell>
          <table:table-cell table:style-name="ce19" table:formula="of:=-0.4*[.T13]" office:value-type="float" office:value="-4" calcext:value-type="float">
            <text:p>-4.00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Instant Loss</text:p>
          </table:table-cell>
          <table:table-cell table:style-name="ce15" table:formula="of:=[.T24]+[.T23]" office:value-type="float" office:value="-5.5" calcext:value-type="float">
            <text:p>-6</text:p>
          </table:table-cell>
          <table:table-cell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5" number:min-decimal-places="5" number:min-integer-digits="1"/>
    </number:number-style>
    <number:percentage-style style:name="N123P0" style:volatile="true">
      <number:number number:decimal-places="0" number:min-decimal-places="0" number:min-integer-digits="1"/>
      <number:text>%</number:text>
    </number:percentage-style>
    <number:percentage-style style:name="N123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3P0"/>
    </number:percentage-style>
    <number:number-style style:name="N124P0" style:volatile="true">
      <number:number number:decimal-places="0" number:min-decimal-places="0" number:min-integer-digits="1"/>
    </number:number-style>
    <number:number-style style:name="N124">
      <style:text-properties fo:color="#ff0000"/>
      <number:text>-</number:text>
      <number:number number:decimal-places="0" number:min-decimal-places="0" number:min-integer-digits="1"/>
      <style:map style:condition="value()&gt;=0" style:apply-style-name="N124P0"/>
    </number:number-style>
    <number:number-style style:name="N125P0" style:volatile="true">
      <number:number number:decimal-places="4" number:min-decimal-places="4" number:min-integer-digits="1"/>
    </number:number-style>
    <number:number-style style:name="N125">
      <style:text-properties fo:color="#ff0000"/>
      <number:text>-</number:text>
      <number:number number:decimal-places="4" number:min-decimal-places="4" number:min-integer-digits="1"/>
      <style:map style:condition="value()&gt;=0" style:apply-style-name="N12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6:31:39.802674868</meta:creation-date>
    <dc:date>2021-01-12T10:51:30.028650227</dc:date>
    <meta:editing-duration>PT12H50M31S</meta:editing-duration>
    <meta:editing-cycles>5</meta:editing-cycles>
    <meta:generator>LibreOffice/7.0.4.2$Linux_X86_64 LibreOffice_project/00$Build-2</meta:generator>
    <meta:document-statistic meta:table-count="1" meta:cell-count="39" meta:object-count="0"/>
  </office:meta>
</office:document-meta>
</file>